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 Semibold"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99" style:font-name="Segoe UI Semibold" fo:font-size="31pt" fo:font-style="italic" style:font-size-asian="31pt" style:font-style-asian="italic" style:font-size-complex="31pt" style:font-style-complex="italic"/>
    </style:style>
    <style:style style:name="T6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cc0000" style:font-name="Arial2" fo:font-size="32pt" fo:font-style="normal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8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Psalmody</text:span></text:p>
            <text:p text:style-name="P1"><text:span text:style-name="T2">Psalm 15:1–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4cm" svg:height="6.263cm" svg:x="1.27cm" svg:y="0.762cm">
          <draw:text-box>
            <text:p><text:span text:style-name="T3">1</text:span><text:span text:style-name="T4">O LORD, who shall sojourn in your tent?</text:span></text:p>
            <text:p><text:span text:style-name="T2"><text:s text:c="6"/></text:span><text:span text:style-name="T2">Who shall dwell on your holy hill?</text:span></text:p>
            <text:p><text:span text:style-name="T3">2</text:span><text:span text:style-name="T4">He who walks </text:span><text:span text:style-name="T5">blamelessly and does what is right</text:span></text:p>
            <text:p><text:span text:style-name="T2"><text:s text:c="6"/></text:span><text:span text:style-name="T2">and speaks truth in his hear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5.4cm" svg:height="4.826cm" svg:x="1.27cm" svg:y="0.762cm">
          <draw:text-box>
            <text:p><text:span text:style-name="T3">3</text:span><text:span text:style-name="T4">who does not slander with his tongue</text:span></text:p>
            <text:p><text:span text:style-name="T4"><text:s/></text:span><text:span text:style-name="T4">and does no evil to his neighbor,</text:span></text:p>
            <text:p><text:span text:style-name="T2"><text:s text:c="6"/></text:span><text:span text:style-name="T2">nor takes up a reproach against his frien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5.4cm" svg:height="6.35cm" svg:x="1.27cm" svg:y="0.762cm">
          <draw:text-box>
            <text:p><text:span text:style-name="T3">4</text:span><text:span text:style-name="T4">in whose eyes a vile person is despised,</text:span></text:p>
            <text:p><text:span text:style-name="T4"><text:s/></text:span><text:span text:style-name="T4">but who honors those who fear the LORD;</text:span></text:p>
            <text:p><text:span text:style-name="T2"><text:s text:c="6"/></text:span><text:span text:style-name="T2">who swears to his own hurt and does not </text:span></text:p>
            <text:p><text:span text:style-name="T2"><text:s text:c="6"/></text:span><text:span text:style-name="T2">chang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5.4cm" svg:height="6.263cm" svg:x="1.27cm" svg:y="0.762cm">
          <draw:text-box>
            <text:p><text:span text:style-name="T3">5</text:span><text:span text:style-name="T4">who does not put out his money at interest</text:span></text:p>
            <text:p><text:span text:style-name="T4"><text:s/></text:span><text:span text:style-name="T4">and does not take a bribe against the innocent.</text:span></text:p>
            <text:p><text:span text:style-name="T2"><text:s text:c="6"/></text:span><text:span text:style-name="T2">He who does these things shall never be </text:span></text:p>
            <text:p><text:span text:style-name="T2"><text:s text:c="6"/></text:span><text:span text:style-name="T2">mo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5.4cm" svg:height="6.263cm" svg:x="1.27cm" svg:y="0.762cm">
          <draw:text-box>
            <text:p text:style-name="P1"><text:span text:style-name="T6">C: </text:span><text:span text:style-name="T7">♫</text:span><text:span text:style-name="T8">Glory be to the Father and to the Son </text:span></text:p>
            <text:p text:style-name="P1"><text:span text:style-name="T8">and to the Holy Spirit;</text:span></text:p>
            <text:p text:style-name="P1"><text:span text:style-name="T8">as it was in the beginning,</text:span></text:p>
            <text:p text:style-name="P1"><text:span text:style-name="T8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11:43.303000000</meta:creation-date>
    <dc:date>2017-01-24T17:43:11.435000000</dc:date>
    <meta:editing-duration>PT6M11S</meta:editing-duration>
    <meta:editing-cycles>2</meta:editing-cycles>
    <meta:generator>LibreOffice/5.2.4.2$Windows_X86_64 LibreOffice_project/3d5603e1122f0f102b62521720ab13a38a4e0eb0</meta:generator>
    <meta:document-statistic meta:object-count="39"/>
  </office:meta>
</office:document-meta>
</file>